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59pt"/>
    </style:style>
    <style:style style:name="co2" style:family="table-column">
      <style:table-column-properties fo:break-before="auto" style:column-width="207.35pt"/>
    </style:style>
    <style:style style:name="co3" style:family="table-column">
      <style:table-column-properties fo:break-before="auto" style:column-width="138.36pt"/>
    </style:style>
    <style:style style:name="co4" style:family="table-column">
      <style:table-column-properties fo:break-before="auto" style:column-width="192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um_or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sults/tmp/0_ZIP_no_LA_trading_agents.csv</text:p>
          </table:table-cell>
          <table:table-cell office:value-type="string" calcext:value-type="string">
            <text:p>results/tmp/1_ZIP+LA_all.csv</text:p>
          </table:table-cell>
          <table:table-cell office:value-type="string" calcext:value-type="string">
            <text:p>results/tmp/3_ZIP+LA_trading_agents.csv</text:p>
          </table:table-cell>
          <table:table-cell office:value-type="string" calcext:value-type="string">
            <text:p>results/tmp/4_ZIC_no_LA_trading_agents.csv</text:p>
          </table:table-cell>
          <table:table-cell office:value-type="string" calcext:value-type="string">
            <text:p>results/tmp/5_ZIC+LA_all.csv</text:p>
          </table:table-cell>
          <table:table-cell office:value-type="string" calcext:value-type="string">
            <text:p>results/tmp/6_ZIC+LA_trading_agents.cs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.594" calcext:value-type="float">
            <text:p>153.594</text:p>
          </table:table-cell>
          <table:table-cell office:value-type="float" office:value="153.6" calcext:value-type="float">
            <text:p>153.6</text:p>
          </table:table-cell>
          <table:table-cell office:value-type="float" office:value="153.586" calcext:value-type="float">
            <text:p>153.586</text:p>
          </table:table-cell>
          <table:table-cell table:number-columns-repeated="3" office:value-type="float" office:value="223.158" calcext:value-type="float">
            <text:p>223.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.924" calcext:value-type="float">
            <text:p>153.924</text:p>
          </table:table-cell>
          <table:table-cell office:value-type="float" office:value="184.374" calcext:value-type="float">
            <text:p>184.374</text:p>
          </table:table-cell>
          <table:table-cell office:value-type="float" office:value="154.835" calcext:value-type="float">
            <text:p>154.835</text:p>
          </table:table-cell>
          <table:table-cell office:value-type="float" office:value="220.478" calcext:value-type="float">
            <text:p>220.478</text:p>
          </table:table-cell>
          <table:table-cell office:value-type="float" office:value="270.376" calcext:value-type="float">
            <text:p>270.376</text:p>
          </table:table-cell>
          <table:table-cell office:value-type="float" office:value="228.008" calcext:value-type="float">
            <text:p>228.0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508" calcext:value-type="float">
            <text:p>154.508</text:p>
          </table:table-cell>
          <table:table-cell office:value-type="float" office:value="193.496" calcext:value-type="float">
            <text:p>193.496</text:p>
          </table:table-cell>
          <table:table-cell office:value-type="float" office:value="155.113" calcext:value-type="float">
            <text:p>155.113</text:p>
          </table:table-cell>
          <table:table-cell office:value-type="float" office:value="219.858" calcext:value-type="float">
            <text:p>219.858</text:p>
          </table:table-cell>
          <table:table-cell office:value-type="float" office:value="279.806" calcext:value-type="float">
            <text:p>279.806</text:p>
          </table:table-cell>
          <table:table-cell office:value-type="float" office:value="228.621" calcext:value-type="float">
            <text:p>228.6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4.778" calcext:value-type="float">
            <text:p>154.778</text:p>
          </table:table-cell>
          <table:table-cell office:value-type="float" office:value="198.032" calcext:value-type="float">
            <text:p>198.0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219.682" calcext:value-type="float">
            <text:p>219.682</text:p>
          </table:table-cell>
          <table:table-cell office:value-type="float" office:value="283.04" calcext:value-type="float">
            <text:p>283.04</text:p>
          </table:table-cell>
          <table:table-cell office:value-type="float" office:value="229.288" calcext:value-type="float">
            <text:p>229.2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5.808" calcext:value-type="float">
            <text:p>155.808</text:p>
          </table:table-cell>
          <table:table-cell office:value-type="float" office:value="201.556" calcext:value-type="float">
            <text:p>201.556</text:p>
          </table:table-cell>
          <table:table-cell office:value-type="float" office:value="155.722" calcext:value-type="float">
            <text:p>155.722</text:p>
          </table:table-cell>
          <table:table-cell office:value-type="float" office:value="219.224" calcext:value-type="float">
            <text:p>219.224</text:p>
          </table:table-cell>
          <table:table-cell office:value-type="float" office:value="284.49" calcext:value-type="float">
            <text:p>284.49</text:p>
          </table:table-cell>
          <table:table-cell office:value-type="float" office:value="228.98" calcext:value-type="float">
            <text:p>228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6.142" calcext:value-type="float">
            <text:p>156.142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55.872" calcext:value-type="float">
            <text:p>155.872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285.658" calcext:value-type="float">
            <text:p>285.658</text:p>
          </table:table-cell>
          <table:table-cell office:value-type="float" office:value="229.311" calcext:value-type="float">
            <text:p>229.3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204.142" calcext:value-type="float">
            <text:p>204.142</text:p>
          </table:table-cell>
          <table:table-cell office:value-type="float" office:value="156.025" calcext:value-type="float">
            <text:p>156.025</text:p>
          </table:table-cell>
          <table:table-cell office:value-type="float" office:value="218.916" calcext:value-type="float">
            <text:p>218.916</text:p>
          </table:table-cell>
          <table:table-cell office:value-type="float" office:value="286.512" calcext:value-type="float">
            <text:p>286.512</text:p>
          </table:table-cell>
          <table:table-cell office:value-type="float" office:value="229.439" calcext:value-type="float">
            <text:p>229.4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7.342" calcext:value-type="float">
            <text:p>157.342</text:p>
          </table:table-cell>
          <table:table-cell office:value-type="float" office:value="204.96" calcext:value-type="float">
            <text:p>204.96</text:p>
          </table:table-cell>
          <table:table-cell office:value-type="float" office:value="156.005" calcext:value-type="float">
            <text:p>156.005</text:p>
          </table:table-cell>
          <table:table-cell office:value-type="float" office:value="218.446" calcext:value-type="float">
            <text:p>218.446</text:p>
          </table:table-cell>
          <table:table-cell office:value-type="float" office:value="287.372" calcext:value-type="float">
            <text:p>287.372</text:p>
          </table:table-cell>
          <table:table-cell office:value-type="float" office:value="229.378" calcext:value-type="float">
            <text:p>229.3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7.898" calcext:value-type="float">
            <text:p>157.898</text:p>
          </table:table-cell>
          <table:table-cell office:value-type="float" office:value="205.226" calcext:value-type="float">
            <text:p>205.226</text:p>
          </table:table-cell>
          <table:table-cell office:value-type="float" office:value="156.205" calcext:value-type="float">
            <text:p>156.205</text:p>
          </table:table-cell>
          <table:table-cell office:value-type="float" office:value="218.934" calcext:value-type="float">
            <text:p>218.934</text:p>
          </table:table-cell>
          <table:table-cell office:value-type="float" office:value="287.404" calcext:value-type="float">
            <text:p>287.404</text:p>
          </table:table-cell>
          <table:table-cell office:value-type="float" office:value="229.764" calcext:value-type="float">
            <text:p>229.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8.282" calcext:value-type="float">
            <text:p>158.282</text:p>
          </table:table-cell>
          <table:table-cell office:value-type="float" office:value="206.762" calcext:value-type="float">
            <text:p>206.762</text:p>
          </table:table-cell>
          <table:table-cell office:value-type="float" office:value="156.32" calcext:value-type="float">
            <text:p>156.32</text:p>
          </table:table-cell>
          <table:table-cell office:value-type="float" office:value="218.37" calcext:value-type="float">
            <text:p>218.37</text:p>
          </table:table-cell>
          <table:table-cell office:value-type="float" office:value="287.942" calcext:value-type="float">
            <text:p>287.942</text:p>
          </table:table-cell>
          <table:table-cell office:value-type="float" office:value="229.527" calcext:value-type="float">
            <text:p>229.5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8.74" calcext:value-type="float">
            <text:p>158.74</text:p>
          </table:table-cell>
          <table:table-cell office:value-type="float" office:value="206.342" calcext:value-type="float">
            <text:p>206.342</text:p>
          </table:table-cell>
          <table:table-cell office:value-type="float" office:value="156.256" calcext:value-type="float">
            <text:p>156.256</text:p>
          </table:table-cell>
          <table:table-cell office:value-type="float" office:value="218.472" calcext:value-type="float">
            <text:p>218.472</text:p>
          </table:table-cell>
          <table:table-cell office:value-type="float" office:value="288.344" calcext:value-type="float">
            <text:p>288.344</text:p>
          </table:table-cell>
          <table:table-cell office:value-type="float" office:value="229.878" calcext:value-type="float">
            <text:p>229.878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sults/tmp/0_ZIP_no_LA_trading_agents.csv</text:p>
          </table:table-cell>
          <table:table-cell office:value-type="string" calcext:value-type="string">
            <text:p>results/tmp/1_ZIP+LA_all.csv</text:p>
          </table:table-cell>
          <table:table-cell office:value-type="string" calcext:value-type="string">
            <text:p>results/tmp/3_ZIP+LA_trading_agents.csv</text:p>
          </table:table-cell>
          <table:table-cell office:value-type="string" calcext:value-type="string">
            <text:p>results/tmp/4_ZIC_no_LA_trading_agents.csv</text:p>
          </table:table-cell>
          <table:table-cell office:value-type="string" calcext:value-type="string">
            <text:p>results/tmp/5_ZIC+LA_all.csv</text:p>
          </table:table-cell>
          <table:table-cell office:value-type="string" calcext:value-type="string">
            <text:p>results/tmp/6_ZIC+LA_trading_agents.cs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.504" calcext:value-type="float">
            <text:p>14.504</text:p>
          </table:table-cell>
          <table:table-cell office:value-type="float" office:value="14.495" calcext:value-type="float">
            <text:p>14.495</text:p>
          </table:table-cell>
          <table:table-cell table:number-columns-repeated="3" office:value-type="float" office:value="143.594" calcext:value-type="float">
            <text:p>143.5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724" calcext:value-type="float">
            <text:p>14.724</text:p>
          </table:table-cell>
          <table:table-cell office:value-type="float" office:value="43.628" calcext:value-type="float">
            <text:p>43.628</text:p>
          </table:table-cell>
          <table:table-cell office:value-type="float" office:value="27.193" calcext:value-type="float">
            <text:p>27.193</text:p>
          </table:table-cell>
          <table:table-cell office:value-type="float" office:value="138.444" calcext:value-type="float">
            <text:p>138.444</text:p>
          </table:table-cell>
          <table:table-cell office:value-type="float" office:value="195.336" calcext:value-type="float">
            <text:p>195.336</text:p>
          </table:table-cell>
          <table:table-cell office:value-type="float" office:value="161.617" calcext:value-type="float">
            <text:p>161.6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732" calcext:value-type="float">
            <text:p>14.732</text:p>
          </table:table-cell>
          <table:table-cell office:value-type="float" office:value="51.96" calcext:value-type="float">
            <text:p>51.96</text:p>
          </table:table-cell>
          <table:table-cell office:value-type="float" office:value="30.476" calcext:value-type="float">
            <text:p>30.476</text:p>
          </table:table-cell>
          <table:table-cell office:value-type="float" office:value="137.436" calcext:value-type="float">
            <text:p>137.436</text:p>
          </table:table-cell>
          <table:table-cell office:value-type="float" office:value="205.48" calcext:value-type="float">
            <text:p>205.48</text:p>
          </table:table-cell>
          <table:table-cell office:value-type="float" office:value="164.59" calcext:value-type="float">
            <text:p>164.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758" calcext:value-type="float">
            <text:p>15.758</text:p>
          </table:table-cell>
          <table:table-cell office:value-type="float" office:value="55.978" calcext:value-type="float">
            <text:p>55.978</text:p>
          </table:table-cell>
          <table:table-cell office:value-type="float" office:value="32.15" calcext:value-type="float">
            <text:p>32.15</text:p>
          </table:table-cell>
          <table:table-cell office:value-type="float" office:value="137.122" calcext:value-type="float">
            <text:p>137.122</text:p>
          </table:table-cell>
          <table:table-cell office:value-type="float" office:value="209.172" calcext:value-type="float">
            <text:p>209.172</text:p>
          </table:table-cell>
          <table:table-cell office:value-type="float" office:value="166.044" calcext:value-type="float">
            <text:p>166.0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.374" calcext:value-type="float">
            <text:p>16.374</text:p>
          </table:table-cell>
          <table:table-cell office:value-type="float" office:value="59.278" calcext:value-type="float">
            <text:p>59.278</text:p>
          </table:table-cell>
          <table:table-cell office:value-type="float" office:value="33.759" calcext:value-type="float">
            <text:p>33.759</text:p>
          </table:table-cell>
          <table:table-cell office:value-type="float" office:value="136.226" calcext:value-type="float">
            <text:p>136.226</text:p>
          </table:table-cell>
          <table:table-cell office:value-type="float" office:value="210.346" calcext:value-type="float">
            <text:p>210.346</text:p>
          </table:table-cell>
          <table:table-cell office:value-type="float" office:value="165.765" calcext:value-type="float">
            <text:p>165.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318" calcext:value-type="float">
            <text:p>17.318</text:p>
          </table:table-cell>
          <table:table-cell office:value-type="float" office:value="60.82" calcext:value-type="float">
            <text:p>60.82</text:p>
          </table:table-cell>
          <table:table-cell office:value-type="float" office:value="34.412" calcext:value-type="float">
            <text:p>34.412</text:p>
          </table:table-cell>
          <table:table-cell office:value-type="float" office:value="136.098" calcext:value-type="float">
            <text:p>136.098</text:p>
          </table:table-cell>
          <table:table-cell office:value-type="float" office:value="211.756" calcext:value-type="float">
            <text:p>211.756</text:p>
          </table:table-cell>
          <table:table-cell office:value-type="float" office:value="166.596" calcext:value-type="float">
            <text:p>166.5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.468" calcext:value-type="float">
            <text:p>18.468</text:p>
          </table:table-cell>
          <table:table-cell office:value-type="float" office:value="61.974" calcext:value-type="float">
            <text:p>61.974</text:p>
          </table:table-cell>
          <table:table-cell office:value-type="float" office:value="35.125" calcext:value-type="float">
            <text:p>35.125</text:p>
          </table:table-cell>
          <table:table-cell office:value-type="float" office:value="135.592" calcext:value-type="float">
            <text:p>135.592</text:p>
          </table:table-cell>
          <table:table-cell office:value-type="float" office:value="212.734" calcext:value-type="float">
            <text:p>212.734</text:p>
          </table:table-cell>
          <table:table-cell office:value-type="float" office:value="167.07" calcext:value-type="float">
            <text:p>167.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.52" calcext:value-type="float">
            <text:p>19.52</text:p>
          </table:table-cell>
          <table:table-cell office:value-type="float" office:value="62.512" calcext:value-type="float">
            <text:p>62.512</text:p>
          </table:table-cell>
          <table:table-cell office:value-type="float" office:value="35.338" calcext:value-type="float">
            <text:p>35.338</text:p>
          </table:table-cell>
          <table:table-cell office:value-type="float" office:value="134.756" calcext:value-type="float">
            <text:p>134.756</text:p>
          </table:table-cell>
          <table:table-cell office:value-type="float" office:value="213.616" calcext:value-type="float">
            <text:p>213.616</text:p>
          </table:table-cell>
          <table:table-cell office:value-type="float" office:value="167.079" calcext:value-type="float">
            <text:p>167.0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.24" calcext:value-type="float">
            <text:p>20.24</text:p>
          </table:table-cell>
          <table:table-cell office:value-type="float" office:value="62.48" calcext:value-type="float">
            <text:p>62.48</text:p>
          </table:table-cell>
          <table:table-cell office:value-type="float" office:value="35.364" calcext:value-type="float">
            <text:p>35.364</text:p>
          </table:table-cell>
          <table:table-cell office:value-type="float" office:value="135.58" calcext:value-type="float">
            <text:p>135.58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67.624" calcext:value-type="float">
            <text:p>167.6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.964" calcext:value-type="float">
            <text:p>20.964</text:p>
          </table:table-cell>
          <table:table-cell office:value-type="float" office:value="64.158" calcext:value-type="float">
            <text:p>64.158</text:p>
          </table:table-cell>
          <table:table-cell office:value-type="float" office:value="36.103" calcext:value-type="float">
            <text:p>36.103</text:p>
          </table:table-cell>
          <table:table-cell office:value-type="float" office:value="134.608" calcext:value-type="float">
            <text:p>134.608</text:p>
          </table:table-cell>
          <table:table-cell office:value-type="float" office:value="214.3" calcext:value-type="float">
            <text:p>214.3</text:p>
          </table:table-cell>
          <table:table-cell office:value-type="float" office:value="167.346" calcext:value-type="float">
            <text:p>167.3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.474" calcext:value-type="float">
            <text:p>21.474</text:p>
          </table:table-cell>
          <table:table-cell office:value-type="float" office:value="63.504" calcext:value-type="float">
            <text:p>63.504</text:p>
          </table:table-cell>
          <table:table-cell office:value-type="float" office:value="35.845" calcext:value-type="float">
            <text:p>35.845</text:p>
          </table:table-cell>
          <table:table-cell office:value-type="float" office:value="134.79" calcext:value-type="float">
            <text:p>134.79</text:p>
          </table:table-cell>
          <table:table-cell office:value-type="float" office:value="214.906" calcext:value-type="float">
            <text:p>214.906</text:p>
          </table:table-cell>
          <table:table-cell office:value-type="float" office:value="167.974" calcext:value-type="float">
            <text:p>167.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7:24:54.127130017</dc:date>
    <meta:editing-duration>PT39S</meta:editing-duration>
    <meta:editing-cycles>1</meta:editing-cycles>
    <meta:generator>LibreOffice/5.2.7.2$Linux_X86_64 LibreOffice_project/20$Build-2</meta:generator>
    <meta:document-statistic meta:table-count="2" meta:cell-count="168" meta:object-count="0"/>
  </office:meta>
</office:document-meta>
</file>